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2701in"/>
    </style:style>
    <style:style style:name="ro1" style:family="table-row">
      <style:table-row-properties style:row-height="2.1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74pt solid #000000" fo:border-left="none" fo:border-right="none" style:rotation-angle="0" fo:border-top="none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style:rotation-angle="0" fo:border-top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99"/>
    <style:style style:name="ce11" style:family="table-cell" style:parent-style-name="Default">
      <style:table-cell-properties fo:border-bottom="0.74pt solid #000000" fo:border-left="none" fo:border-right="none" style:rotation-angle="90" fo:border-top="none"/>
    </style:style>
    <style:style style:name="ce13" style:family="table-cell" style:parent-style-name="Default">
      <style:table-cell-properties fo:border-bottom="0.74pt solid #000000" fo:border-left="none" fo:border-right="none" style:rotation-angle="9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50" table:default-cell-style-name="Default"/>
        <table:table-column table:style-name="co1" table:number-columns-repeated="97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action verbs</text:p>
          </table:table-cell>
          <table:table-cell table:style-name="ce7" office:value-type="string" calcext:value-type="string">
            <text:p>in focus</text:p>
          </table:table-cell>
          <table:table-cell table:style-name="ce11" office:value-type="string" calcext:value-type="string">
            <text:p>Accordion</text:p>
          </table:table-cell>
          <table:table-cell table:style-name="ce11" office:value-type="string" calcext:value-type="string">
            <text:p>Advanced fill the blanks</text:p>
          </table:table-cell>
          <table:table-cell table:style-name="ce11" office:value-type="string" calcext:value-type="string">
            <text:p>Advent Calendar (beta)</text:p>
          </table:table-cell>
          <table:table-cell table:style-name="ce11" office:value-type="string" calcext:value-type="string">
            <text:p>Agamotto</text:p>
          </table:table-cell>
          <table:table-cell table:style-name="ce11" office:value-type="string" calcext:value-type="string">
            <text:p>Arithmetic Quiz</text:p>
          </table:table-cell>
          <table:table-cell table:style-name="ce11" office:value-type="string" calcext:value-type="string">
            <text:p>Audio Recorder</text:p>
          </table:table-cell>
          <table:table-cell table:style-name="ce11" office:value-type="string" calcext:value-type="string">
            <text:p>Branching Scenario</text:p>
          </table:table-cell>
          <table:table-cell table:style-name="ce11" office:value-type="string" calcext:value-type="string">
            <text:p>Chart</text:p>
          </table:table-cell>
          <table:table-cell table:style-name="ce11" office:value-type="string" calcext:value-type="string">
            <text:p>Collage</text:p>
          </table:table-cell>
          <table:table-cell table:style-name="ce11" office:value-type="string" calcext:value-type="string">
            <text:p>Column</text:p>
          </table:table-cell>
          <table:table-cell table:style-name="ce11" office:value-type="string" calcext:value-type="string">
            <text:p>Course Presentation</text:p>
          </table:table-cell>
          <table:table-cell table:style-name="ce11" office:value-type="string" calcext:value-type="string">
            <text:p>Create interactive images</text:p>
          </table:table-cell>
          <table:table-cell table:style-name="ce11" office:value-type="string" calcext:value-type="string">
            <text:p>Crossword</text:p>
          </table:table-cell>
          <table:table-cell table:style-name="ce11" office:value-type="string" calcext:value-type="string">
            <text:p>Dialog Cards</text:p>
          </table:table-cell>
          <table:table-cell table:style-name="ce11" office:value-type="string" calcext:value-type="string">
            <text:p>Dictation</text:p>
          </table:table-cell>
          <table:table-cell table:style-name="ce11" office:value-type="string" calcext:value-type="string">
            <text:p>Documentation Tool</text:p>
          </table:table-cell>
          <table:table-cell table:style-name="ce11" office:value-type="string" calcext:value-type="string">
            <text:p>Drag and Drop</text:p>
          </table:table-cell>
          <table:table-cell table:style-name="ce11" office:value-type="string" calcext:value-type="string">
            <text:p>Drag the Words</text:p>
          </table:table-cell>
          <table:table-cell table:style-name="ce11" office:value-type="string" calcext:value-type="string">
            <text:p>Essay</text:p>
          </table:table-cell>
          <table:table-cell table:style-name="ce11" office:value-type="string" calcext:value-type="string">
            <text:p>Fill in the Blanks</text:p>
          </table:table-cell>
          <table:table-cell table:style-name="ce11" office:value-type="string" calcext:value-type="string">
            <text:p>Find Multiple Hotspots</text:p>
          </table:table-cell>
          <table:table-cell table:style-name="ce11" office:value-type="string" calcext:value-type="string">
            <text:p>Find the Hotspot</text:p>
          </table:table-cell>
          <table:table-cell table:style-name="ce11" office:value-type="string" calcext:value-type="string">
            <text:p>Find the words</text:p>
          </table:table-cell>
          <table:table-cell table:style-name="ce11" office:value-type="string" calcext:value-type="string">
            <text:p>Flashcards</text:p>
          </table:table-cell>
          <table:table-cell table:style-name="ce11" office:value-type="string" calcext:value-type="string">
            <text:p>Guess the Answer</text:p>
          </table:table-cell>
          <table:table-cell table:style-name="ce11" office:value-type="string" calcext:value-type="string">
            <text:p>Iframe Embedder</text:p>
          </table:table-cell>
          <table:table-cell table:style-name="ce11" office:value-type="string" calcext:value-type="string">
            <text:p>Image Choice</text:p>
          </table:table-cell>
          <table:table-cell table:style-name="ce11" office:value-type="string" calcext:value-type="string">
            <text:p>Image Hotspots</text:p>
          </table:table-cell>
          <table:table-cell table:style-name="ce11" office:value-type="string" calcext:value-type="string">
            <text:p>Image Juxtaposition</text:p>
          </table:table-cell>
          <table:table-cell table:style-name="ce11" office:value-type="string" calcext:value-type="string">
            <text:p>Image pairing</text:p>
          </table:table-cell>
          <table:table-cell table:style-name="ce11" office:value-type="string" calcext:value-type="string">
            <text:p>Image Sequencing</text:p>
          </table:table-cell>
          <table:table-cell table:style-name="ce11" office:value-type="string" calcext:value-type="string">
            <text:p>Image Slider</text:p>
          </table:table-cell>
          <table:table-cell table:style-name="ce11" office:value-type="string" calcext:value-type="string">
            <text:p>Impressive Presentation (ALPHA)</text:p>
          </table:table-cell>
          <table:table-cell table:style-name="ce11" office:value-type="string" calcext:value-type="string">
            <text:p>Interactive Book</text:p>
          </table:table-cell>
          <table:table-cell table:style-name="ce11" office:value-type="string" calcext:value-type="string">
            <text:p>Interactive Video</text:p>
          </table:table-cell>
          <table:table-cell table:style-name="ce11" office:value-type="string" calcext:value-type="string">
            <text:p>KewAr Code</text:p>
          </table:table-cell>
          <table:table-cell table:style-name="ce11" office:value-type="string" calcext:value-type="string">
            <text:p>Mark the Words</text:p>
          </table:table-cell>
          <table:table-cell table:style-name="ce11" office:value-type="string" calcext:value-type="string">
            <text:p>Memory Game</text:p>
          </table:table-cell>
          <table:table-cell table:style-name="ce11" office:value-type="string" calcext:value-type="string">
            <text:p>Multiple Choice</text:p>
          </table:table-cell>
          <table:table-cell table:style-name="ce11" office:value-type="string" calcext:value-type="string">
            <text:p>Personality Quiz</text:p>
          </table:table-cell>
          <table:table-cell table:style-name="ce11" office:value-type="string" calcext:value-type="string">
            <text:p>Questionnaire</text:p>
          </table:table-cell>
          <table:table-cell table:style-name="ce11" office:value-type="string" calcext:value-type="string">
            <text:p>Quiz (Question Set)</text:p>
          </table:table-cell>
          <table:table-cell table:style-name="ce11" office:value-type="string" calcext:value-type="string">
            <text:p>Single Choice Set</text:p>
          </table:table-cell>
          <table:table-cell table:style-name="ce11" office:value-type="string" calcext:value-type="string">
            <text:p>Sort the Paragraphs</text:p>
          </table:table-cell>
          <table:table-cell table:style-name="ce11" office:value-type="string" calcext:value-type="string">
            <text:p>Speak the words</text:p>
          </table:table-cell>
          <table:table-cell table:style-name="ce11" office:value-type="string" calcext:value-type="string">
            <text:p>Speak the Words Set</text:p>
          </table:table-cell>
          <table:table-cell table:style-name="ce11" office:value-type="string" calcext:value-type="string">
            <text:p>Summary</text:p>
          </table:table-cell>
          <table:table-cell table:style-name="ce11" office:value-type="string" calcext:value-type="string">
            <text:p>Timeline</text:p>
          </table:table-cell>
          <table:table-cell table:style-name="ce11" office:value-type="string" calcext:value-type="string">
            <text:p>True/False Question</text:p>
          </table:table-cell>
          <table:table-cell table:style-name="ce11" office:value-type="string" calcext:value-type="string">
            <text:p>Virtual Tour (360)</text:p>
          </table:table-cell>
          <table:table-cell table:style-name="ce13" table:number-columns-repeated="970"/>
        </table:table-row>
        <table:table-row table:style-name="ro2">
          <table:table-cell table:style-name="ce3" office:value-type="string" calcext:value-type="string" table:number-columns-spanned="1" table:number-rows-spanned="19">
            <text:p>FOUNDATION KNOWLEDGE</text:p>
          </table:table-cell>
          <table:table-cell table:style-name="ce3" office:value-type="string" calcext:value-type="string" table:number-columns-spanned="1" table:number-rows-spanned="19">
            <text:p>Understanding and Remembering</text:p>
          </table:table-cell>
          <table:table-cell office:value-type="string" calcext:value-type="string">
            <text:p>Associate</text:p>
          </table:table-cell>
          <table:table-cell table:formula="of:=COUNTIF([.E2:.BB2];1)" office:value-type="float" office:value="3" calcext:value-type="float">
            <text:p>3</text:p>
          </table:table-cell>
          <table:table-cell table:number-columns-repeated="16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1"/>
          <table:table-cell table:style-name="ce12" office:value-type="boolean" office:boolean-value="true" calcext:value-type="boolean">
            <text:p>TRUE</text:p>
          </table:table-cell>
          <table:table-cell table:number-columns-repeated="99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scribe</text:p>
          </table:table-cell>
          <table:table-cell table:formula="of:=COUNTIF([.E3:.BB3];1)" office:value-type="float" office:value="2" calcext:value-type="float">
            <text:p>2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llustrate</text:p>
          </table:table-cell>
          <table:table-cell table:formula="of:=COUNTIF([.E4:.BB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araphrase</text:p>
          </table:table-cell>
          <table:table-cell table:formula="of:=COUNTIF([.E5:.BB5];1)" office:value-type="float" office:value="2" calcext:value-type="float">
            <text:p>2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peat</text:p>
          </table:table-cell>
          <table:table-cell table:formula="of:=COUNTIF([.E6:.BB6];1)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?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are</text:p>
          </table:table-cell>
          <table:table-cell table:formula="of:=COUNTIF([.E7:.BB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lain</text:p>
          </table:table-cell>
          <table:table-cell table:formula="of:=COUNTIF([.E8:.BB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dicate</text:p>
          </table:table-cell>
          <table:table-cell table:formula="of:=COUNTIF([.E9:.BB9];1)" office:value-type="float" office:value="5" calcext:value-type="float">
            <text:p>5</text:p>
          </table:table-cell>
          <table:table-cell table:number-columns-repeated="20"/>
          <table:table-cell table:number-columns-repeated="3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11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</text:p>
          </table:table-cell>
          <table:table-cell table:formula="of:=COUNTIF([.E10:.BB1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state</text:p>
          </table:table-cell>
          <table:table-cell table:formula="of:=COUNTIF([.E11:.BB11];1)" office:value-type="float" office:value="2" calcext:value-type="float">
            <text:p>2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</text:p>
          </table:table-cell>
          <table:table-cell table:formula="of:=COUNTIF([.E12:.BB1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ive example</text:p>
          </table:table-cell>
          <table:table-cell table:formula="of:=COUNTIF([.E13:.BB13];1)" office:value-type="float" office:value="1" calcext:value-type="float">
            <text:p>1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 table:number-columns-repeated="1002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ist</text:p>
          </table:table-cell>
          <table:table-cell table:formula="of:=COUNTIF([.E14:.BB14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ite</text:p>
          </table:table-cell>
          <table:table-cell table:formula="of:=COUNTIF([.E15:.BB15];1)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?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ll</text:p>
          </table:table-cell>
          <table:table-cell table:formula="of:=COUNTIF([.E16:.BB1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fine</text:p>
          </table:table-cell>
          <table:table-cell table:formula="of:=COUNTIF([.E17:.BB17];1)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?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</text:p>
          </table:table-cell>
          <table:table-cell table:formula="of:=COUNTIF([.E18:.BB18];1)" office:value-type="float" office:value="7" calcext:value-type="float">
            <text:p>7</text:p>
          </table:table-cell>
          <table:table-cell table:number-columns-repeated="20"/>
          <table:table-cell table:number-columns-repeated="3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/>
          <table:table-cell table:style-name="ce12"/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7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Name</text:p>
          </table:table-cell>
          <table:table-cell table:formula="of:=COUNTIF([.E19:.BB19];1)" office:value-type="float" office:value="4" calcext:value-type="float">
            <text:p>4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3"/>
          <table:table-cell table:style-name="ce12" office:value-type="boolean" office:boolean-value="true" calcext:value-type="boolean">
            <text:p>TRU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ognize</text:p>
          </table:table-cell>
          <table:table-cell table:formula="of:=COUNTIF([.E20:.BB20];1)" office:value-type="float" office:value="8" calcext:value-type="float">
            <text:p>8</text:p>
          </table:table-cell>
          <table:table-cell table:number-columns-repeated="17"/>
          <table:table-cell table:style-name="ce12" office:value-type="boolean" office:boolean-value="true" calcext:value-type="boolean">
            <text:p>TRUE</text:p>
          </table:table-cell>
          <table:table-cell/>
          <table:table-cell table:number-columns-repeated="4" table:style-name="ce12" office:value-type="boolean" office:boolean-value="true" calcext:value-type="boolean">
            <text:p>TRUE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number-columns-repeated="4"/>
          <table:table-cell table:style-name="ce12" office:value-type="boolean" office:boolean-value="true" calcext:value-type="boolean">
            <text:p>TRUE</text:p>
          </table:table-cell>
          <table:table-cell table:number-columns-repeated="6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111">
            <text:p>APPLICATION</text:p>
          </table:table-cell>
          <table:table-cell table:style-name="ce3" office:value-type="string" calcext:value-type="string" table:number-columns-spanned="1" table:number-rows-spanned="28">
            <text:p>Critical Thinking</text:p>
          </table:table-cell>
          <table:table-cell office:value-type="string" calcext:value-type="string">
            <text:p>Analyze</text:p>
          </table:table-cell>
          <table:table-cell table:formula="of:=COUNTIF([.E21:.BB21];1)" office:value-type="float" office:value="2" calcext:value-type="float">
            <text:p>2</text:p>
          </table:table-cell>
          <table:table-cell table:number-columns-repeated="29"/>
          <table:table-cell table:style-name="ce12" office:value-type="boolean" office:boolean-value="true" calcext:value-type="boolean">
            <text:p>TRUE</text:p>
          </table:table-cell>
          <table:table-cell table:number-columns-repeated="1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are</text:p>
          </table:table-cell>
          <table:table-cell table:formula="of:=COUNTIF([.E22:.BB2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agram</text:p>
          </table:table-cell>
          <table:table-cell table:formula="of:=COUNTIF([.E23:.BB2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Hypothesize</text:p>
          </table:table-cell>
          <table:table-cell table:formula="of:=COUNTIF([.E24:.BB2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rganize</text:p>
          </table:table-cell>
          <table:table-cell table:formula="of:=COUNTIF([.E25:.BB25];1)" office:value-type="float" office:value="2" calcext:value-type="float">
            <text:p>2</text:p>
          </table:table-cell>
          <table:table-cell table:number-columns-repeated="29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ssess</text:p>
          </table:table-cell>
          <table:table-cell table:formula="of:=COUNTIF([.E26:.BB2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</text:p>
          </table:table-cell>
          <table:table-cell table:formula="of:=COUNTIF([.E27:.BB2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fferentiate</text:p>
          </table:table-cell>
          <table:table-cell table:formula="of:=COUNTIF([.E28:.BB2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fer</text:p>
          </table:table-cell>
          <table:table-cell table:formula="of:=COUNTIF([.E29:.BB2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Query</text:p>
          </table:table-cell>
          <table:table-cell table:formula="of:=COUNTIF([.E30:.BB3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udit</text:p>
          </table:table-cell>
          <table:table-cell table:formula="of:=COUNTIF([.E31:.BB3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pher</text:p>
          </table:table-cell>
          <table:table-cell table:formula="of:=COUNTIF([.E32:.BB3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sect</text:p>
          </table:table-cell>
          <table:table-cell table:formula="of:=COUNTIF([.E33:.BB3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terpret</text:p>
          </table:table-cell>
          <table:table-cell table:formula="of:=COUNTIF([.E34:.BB3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parate</text:p>
          </table:table-cell>
          <table:table-cell table:formula="of:=COUNTIF([.E35:.BB3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talog</text:p>
          </table:table-cell>
          <table:table-cell table:formula="of:=COUNTIF([.E36:.BB3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duce</text:p>
          </table:table-cell>
          <table:table-cell table:formula="of:=COUNTIF([.E37:.BB3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tinguish</text:p>
          </table:table-cell>
          <table:table-cell table:formula="of:=COUNTIF([.E38:.BB38];1)" office:value-type="float" office:value="1" calcext:value-type="float">
            <text:p>1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abel</text:p>
          </table:table-cell>
          <table:table-cell table:formula="of:=COUNTIF([.E39:.BB39];1)" office:value-type="float" office:value="1" calcext:value-type="float">
            <text:p>1</text:p>
          </table:table-cell>
          <table:table-cell table:number-columns-repeated="36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ce</text:p>
          </table:table-cell>
          <table:table-cell table:formula="of:=COUNTIF([.E40:.BB40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tegorize</text:p>
          </table:table-cell>
          <table:table-cell table:formula="of:=COUNTIF([.E41:.BB4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rive</text:p>
          </table:table-cell>
          <table:table-cell table:formula="of:=COUNTIF([.E42:.BB4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amine</text:p>
          </table:table-cell>
          <table:table-cell table:formula="of:=COUNTIF([.E43:.BB43];1)" office:value-type="float" office:value="1" calcext:value-type="float">
            <text:p>1</text:p>
          </table:table-cell>
          <table:table-cell table:number-columns-repeated="36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ocate</text:p>
          </table:table-cell>
          <table:table-cell table:formula="of:=COUNTIF([.E44:.BB44];1)" office:value-type="float" office:value="4" calcext:value-type="float">
            <text:p>4</text:p>
          </table:table-cell>
          <table:table-cell table:number-columns-repeated="20"/>
          <table:table-cell table:number-columns-repeated="3" table:style-name="ce12" office:value-type="boolean" office:boolean-value="true" calcext:value-type="boolean">
            <text:p>TRUE</text:p>
          </table:table-cell>
          <table:table-cell table:number-columns-repeated="13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lassify</text:p>
          </table:table-cell>
          <table:table-cell table:formula="of:=COUNTIF([.E45:.BB45];1)" office:value-type="float" office:value="1" calcext:value-type="float">
            <text:p>1</text:p>
          </table:table-cell>
          <table:table-cell table:number-columns-repeated="29"/>
          <table:table-cell table:style-name="ce12" office:value-type="boolean" office:boolean-value="true" calcext:value-type="boolean">
            <text:p>TRUE</text:p>
          </table:table-cell>
          <table:table-cell table:number-columns-repeated="99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termine</text:p>
          </table:table-cell>
          <table:table-cell table:formula="of:=COUNTIF([.E46:.BB4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ormulate</text:p>
          </table:table-cell>
          <table:table-cell table:formula="of:=COUNTIF([.E47:.BB4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Measure</text:p>
          </table:table-cell>
          <table:table-cell table:formula="of:=COUNTIF([.E48:.BB4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Practical Thinking</text:p>
          </table:table-cell>
          <table:table-cell office:value-type="string" calcext:value-type="string">
            <text:p>Advise</text:p>
          </table:table-cell>
          <table:table-cell table:formula="of:=COUNTIF([.E49:.BB4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hoose</text:p>
          </table:table-cell>
          <table:table-cell table:formula="of:=COUNTIF([.E50:.BB5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agnose</text:p>
          </table:table-cell>
          <table:table-cell table:formula="of:=COUNTIF([.E51:.BB5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</text:p>
          </table:table-cell>
          <table:table-cell table:formula="of:=COUNTIF([.E52:.BB5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ect</text:p>
          </table:table-cell>
          <table:table-cell table:formula="of:=COUNTIF([.E53:.BB5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nswer</text:p>
          </table:table-cell>
          <table:table-cell table:formula="of:=COUNTIF([.E54:.BB54];1)" office:value-type="float" office:value="1" calcext:value-type="float">
            <text:p>1</text:p>
          </table:table-cell>
          <table:table-cell table:number-columns-repeated="42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ult</text:p>
          </table:table-cell>
          <table:table-cell table:formula="of:=COUNTIF([.E55:.BB55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valuate</text:p>
          </table:table-cell>
          <table:table-cell table:formula="of:=COUNTIF([.E56:.BB5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scribe</text:p>
          </table:table-cell>
          <table:table-cell table:formula="of:=COUNTIF([.E57:.BB57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olve</text:p>
          </table:table-cell>
          <table:table-cell table:formula="of:=COUNTIF([.E58:.BB5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pply</text:p>
          </table:table-cell>
          <table:table-cell table:formula="of:=COUNTIF([.E59:.BB5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bate</text:p>
          </table:table-cell>
          <table:table-cell table:formula="of:=COUNTIF([.E60:.BB6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ive evidence</text:p>
          </table:table-cell>
          <table:table-cell table:formula="of:=COUNTIF([.E61:.BB6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pose</text:p>
          </table:table-cell>
          <table:table-cell table:formula="of:=COUNTIF([.E62:.BB6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ggest</text:p>
          </table:table-cell>
          <table:table-cell table:formula="of:=COUNTIF([.E63:.BB6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alculate</text:p>
          </table:table-cell>
          <table:table-cell table:formula="of:=COUNTIF([.E64:.BB6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de</text:p>
          </table:table-cell>
          <table:table-cell table:formula="of:=COUNTIF([.E65:.BB6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Judge</text:p>
          </table:table-cell>
          <table:table-cell table:formula="of:=COUNTIF([.E66:.BB66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ve</text:p>
          </table:table-cell>
          <table:table-cell table:formula="of:=COUNTIF([.E67:.BB6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st</text:p>
          </table:table-cell>
          <table:table-cell table:formula="of:=COUNTIF([.E68:.BB6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ertify</text:p>
          </table:table-cell>
          <table:table-cell table:formula="of:=COUNTIF([.E69:.BB6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termine</text:p>
          </table:table-cell>
          <table:table-cell table:formula="of:=COUNTIF([.E70:.BB70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Justify</text:p>
          </table:table-cell>
          <table:table-cell table:formula="of:=COUNTIF([.E71:.BB7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ank</text:p>
          </table:table-cell>
          <table:table-cell table:formula="of:=COUNTIF([.E72:.BB72];1)" office:value-type="float" office:value="2" calcext:value-type="float">
            <text:p>2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12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Creative Thinking</text:p>
          </table:table-cell>
          <table:table-cell office:value-type="string" calcext:value-type="string">
            <text:p>Abstract</text:p>
          </table:table-cell>
          <table:table-cell table:formula="of:=COUNTIF([.E73:.BB7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truct</text:p>
          </table:table-cell>
          <table:table-cell table:formula="of:=COUNTIF([.E74:.BB7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ise</text:p>
          </table:table-cell>
          <table:table-cell table:formula="of:=COUNTIF([.E75:.BB7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abricate</text:p>
          </table:table-cell>
          <table:table-cell table:formula="of:=COUNTIF([.E76:.BB76];1)" office:value-type="float" office:value="1" calcext:value-type="float">
            <text:p>1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ketch</text:p>
          </table:table-cell>
          <table:table-cell table:formula="of:=COUNTIF([.E77:.BB7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dapt</text:p>
          </table:table-cell>
          <table:table-cell table:formula="of:=COUNTIF([.E78:.BB7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vert</text:p>
          </table:table-cell>
          <table:table-cell table:formula="of:=COUNTIF([.E79:.BB7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cover</text:p>
          </table:table-cell>
          <table:table-cell table:formula="of:=COUNTIF([.E80:.BB8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agine</text:p>
          </table:table-cell>
          <table:table-cell table:formula="of:=COUNTIF([.E81:.BB8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heorize</text:p>
          </table:table-cell>
          <table:table-cell table:formula="of:=COUNTIF([.E82:.BB8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mend</text:p>
          </table:table-cell>
          <table:table-cell table:formula="of:=COUNTIF([.E83:.BB8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reate</text:p>
          </table:table-cell>
          <table:table-cell table:formula="of:=COUNTIF([.E84:.BB8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raw</text:p>
          </table:table-cell>
          <table:table-cell table:formula="of:=COUNTIF([.E85:.BB8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prove</text:p>
          </table:table-cell>
          <table:table-cell table:formula="of:=COUNTIF([.E86:.BB8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nsform</text:p>
          </table:table-cell>
          <table:table-cell table:formula="of:=COUNTIF([.E87:.BB8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uthor</text:p>
          </table:table-cell>
          <table:table-cell table:formula="of:=COUNTIF([.E88:.BB88];1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sign</text:p>
          </table:table-cell>
          <table:table-cell table:formula="of:=COUNTIF([.E89:.BB8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nvision</text:p>
          </table:table-cell>
          <table:table-cell table:formula="of:=COUNTIF([.E90:.BB9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ine</text:p>
          </table:table-cell>
          <table:table-cell table:formula="of:=COUNTIF([.E91:.BB9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Write</text:p>
          </table:table-cell>
          <table:table-cell table:formula="of:=COUNTIF([.E92:.BB92];1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 table:number-columns-repeated="23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ose</text:p>
          </table:table-cell>
          <table:table-cell table:formula="of:=COUNTIF([.E93:.BB9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formula="of:=COUNTIF([.E94:.BB94];1)" office:value-type="float" office:value="1" calcext:value-type="float">
            <text:p>1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eriment</text:p>
          </table:table-cell>
          <table:table-cell table:formula="of:=COUNTIF([.E95:.BB9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orm</text:p>
          </table:table-cell>
          <table:table-cell table:formula="of:=COUNTIF([.E96:.BB9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4">
            <text:p>Managing Complex Projects</text:p>
          </table:table-cell>
          <table:table-cell office:value-type="string" calcext:value-type="string">
            <text:p>Administer</text:p>
          </table:table-cell>
          <table:table-cell table:formula="of:=COUNTIF([.E97:.BB9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duct</text:p>
          </table:table-cell>
          <table:table-cell table:formula="of:=COUNTIF([.E98:.BB9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acilitate</text:p>
          </table:table-cell>
          <table:table-cell table:formula="of:=COUNTIF([.E99:.BB9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rganize</text:p>
          </table:table-cell>
          <table:table-cell table:formula="of:=COUNTIF([.E100:.BB10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mmarize</text:p>
          </table:table-cell>
          <table:table-cell table:formula="of:=COUNTIF([.E101:.BB10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Assign</text:p>
          </table:table-cell>
          <table:table-cell table:formula="of:=COUNTIF([.E102:.BB10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ordinate</text:p>
          </table:table-cell>
          <table:table-cell table:formula="of:=COUNTIF([.E103:.BB10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ollow up</text:p>
          </table:table-cell>
          <table:table-cell table:formula="of:=COUNTIF([.E104:.BB10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lan</text:p>
          </table:table-cell>
          <table:table-cell table:formula="of:=COUNTIF([.E105:.BB10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each</text:p>
          </table:table-cell>
          <table:table-cell table:formula="of:=COUNTIF([.E106:.BB10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ach</text:p>
          </table:table-cell>
          <table:table-cell table:formula="of:=COUNTIF([.E107:.BB10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legate</text:p>
          </table:table-cell>
          <table:table-cell table:formula="of:=COUNTIF([.E108:.BB10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uide</text:p>
          </table:table-cell>
          <table:table-cell table:formula="of:=COUNTIF([.E109:.BB10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ioritize</text:p>
          </table:table-cell>
          <table:table-cell table:formula="of:=COUNTIF([.E110:.BB110];1)" office:value-type="float" office:value="1" calcext:value-type="float">
            <text:p>1</text:p>
          </table:table-cell>
          <table:table-cell table:number-columns-repeated="43"/>
          <table:table-cell table:style-name="ce12" office:value-type="boolean" office:boolean-value="true" calcext:value-type="boolean">
            <text:p>TRUE</text:p>
          </table:table-cell>
          <table:table-cell table:number-columns-repeated="97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ime‐line</text:p>
          </table:table-cell>
          <table:table-cell table:formula="of:=COUNTIF([.E111:.BB111];1)" office:value-type="float" office:value="1" calcext:value-type="float">
            <text:p>1</text:p>
          </table:table-cell>
          <table:table-cell table:number-columns-repeated="30"/>
          <table:table-cell table:style-name="ce12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municate</text:p>
          </table:table-cell>
          <table:table-cell table:formula="of:=COUNTIF([.E112:.BB11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formula="of:=COUNTIF([.E113:.BB11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mplement</text:p>
          </table:table-cell>
          <table:table-cell table:formula="of:=COUNTIF([.E114:.BB11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trategize</text:p>
          </table:table-cell>
          <table:table-cell table:formula="of:=COUNTIF([.E115:.BB11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in</text:p>
          </table:table-cell>
          <table:table-cell table:formula="of:=COUNTIF([.E116:.BB11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plete</text:p>
          </table:table-cell>
          <table:table-cell table:formula="of:=COUNTIF([.E117:.BB117];1)" office:value-type="float" office:value="1" calcext:value-type="float">
            <text:p>1</text:p>
          </table:table-cell>
          <table:table-cell table:number-columns-repeated="19"/>
          <table:table-cell table:style-name="ce12" office:value-type="boolean" office:boolean-value="true" calcext:value-type="boolean">
            <text:p>TRUE</text:p>
          </table:table-cell>
          <table:table-cell table:number-columns-repeated="100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valuate</text:p>
          </table:table-cell>
          <table:table-cell table:formula="of:=COUNTIF([.E118:.BB11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Manage</text:p>
          </table:table-cell>
          <table:table-cell table:formula="of:=COUNTIF([.E119:.BB11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upervise</text:p>
          </table:table-cell>
          <table:table-cell table:formula="of:=COUNTIF([.E120:.BB12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11">
            <text:p>Performance Skills</text:p>
          </table:table-cell>
          <table:table-cell office:value-type="string" calcext:value-type="string">
            <text:p>Conduct</text:p>
          </table:table-cell>
          <table:table-cell table:formula="of:=COUNTIF([.E121:.BB12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mploy</text:p>
          </table:table-cell>
          <table:table-cell table:formula="of:=COUNTIF([.E122:.BB12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Operate</text:p>
          </table:table-cell>
          <table:table-cell table:formula="of:=COUNTIF([.E123:.BB12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t up</text:p>
          </table:table-cell>
          <table:table-cell table:formula="of:=COUNTIF([.E124:.BB12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formula="of:=COUNTIF([.E125:.BB12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ecute</text:p>
          </table:table-cell>
          <table:table-cell table:formula="of:=COUNTIF([.E126:.BB12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erform</text:p>
          </table:table-cell>
          <table:table-cell table:formula="of:=COUNTIF([.E127:.BB12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Use</text:p>
          </table:table-cell>
          <table:table-cell table:formula="of:=COUNTIF([.E128:.BB12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o</text:p>
          </table:table-cell>
          <table:table-cell table:formula="of:=COUNTIF([.E129:.BB12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hibit</text:p>
          </table:table-cell>
          <table:table-cell table:formula="of:=COUNTIF([.E130:.BB13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oduce</text:p>
          </table:table-cell>
          <table:table-cell table:formula="of:=COUNTIF([.E131:.BB131];1)" office:value-type="float" office:value="1" calcext:value-type="float">
            <text:p>1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10">
            <text:p>INTEGRATION</text:p>
          </table:table-cell>
          <table:table-cell table:style-name="ce4" office:value-type="string" calcext:value-type="string" table:number-columns-spanned="1" table:number-rows-spanned="10">
            <text:p>Interdisciplinary Learning, Learning Communities, Learning and Living/Working</text:p>
          </table:table-cell>
          <table:table-cell office:value-type="string" calcext:value-type="string">
            <text:p>Associate</text:p>
          </table:table-cell>
          <table:table-cell table:formula="of:=COUNTIF([.E132:.BB132];1)" office:value-type="float" office:value="2" calcext:value-type="float">
            <text:p>2</text:p>
          </table:table-cell>
          <table:table-cell table:number-columns-repeated="16"/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002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cept map</text:p>
          </table:table-cell>
          <table:table-cell table:formula="of:=COUNTIF([.E133:.BB13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nect</text:p>
          </table:table-cell>
          <table:table-cell table:formula="of:=COUNTIF([.E134:.BB134];1)" office:value-type="float" office:value="1" calcext:value-type="float">
            <text:p>1</text:p>
          </table:table-cell>
          <table:table-cell table:number-columns-repeated="16"/>
          <table:table-cell table:style-name="ce12" office:value-type="boolean" office:boolean-value="true" calcext:value-type="boolean">
            <text:p>TRUE</text:p>
          </table:table-cell>
          <table:table-cell table:number-columns-repeated="100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fferentiate</text:p>
          </table:table-cell>
          <table:table-cell table:formula="of:=COUNTIF([.E135:.BB13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late</text:p>
          </table:table-cell>
          <table:table-cell table:formula="of:=COUNTIF([.E136:.BB13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bine</text:p>
          </table:table-cell>
          <table:table-cell table:formula="of:=COUNTIF([.E137:.BB13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trast/compare</text:p>
          </table:table-cell>
          <table:table-cell table:formula="of:=COUNTIF([.E138:.BB13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rrelate</text:p>
          </table:table-cell>
          <table:table-cell table:formula="of:=COUNTIF([.E139:.BB13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Link</text:p>
          </table:table-cell>
          <table:table-cell table:formula="of:=COUNTIF([.E140:.BB14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ynthesize</text:p>
          </table:table-cell>
          <table:table-cell table:formula="of:=COUNTIF([.E141:.BB14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visibility="filter">
          <table:table-cell table:style-name="ce3" office:value-type="string" calcext:value-type="string" table:number-columns-spanned="1" table:number-rows-spanned="51">
            <text:p>HUMAN DIMENSION</text:p>
          </table:table-cell>
          <table:table-cell table:style-name="ce3" office:value-type="string" calcext:value-type="string" table:number-columns-spanned="1" table:number-rows-spanned="51">
            <text:p>Interpersonal Relationships, Self-Authorship, Leadership, Ethics and Character Building, Multicultural Education, Working as a Member of a Team, Citizenship, Environmental Ethics</text:p>
          </table:table-cell>
          <table:table-cell office:value-type="string" calcext:value-type="string">
            <text:p>Acqui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scrib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8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spi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Prot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Uni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Advis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teract with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concil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ritically refl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Advo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du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volv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form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alanc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mbod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Lead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pe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olve conflic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e aware of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mpathiz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ed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e oneself As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Behav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Express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obiliz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ttl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Respond sensitivel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llabo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Feel confide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Motiv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ha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mmunic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Give feedback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Negot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how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mpl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Help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Nurtur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gges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erve as role mode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Cooper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fluenc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Offer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ppor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spend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Decide to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Initia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Promote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Sustain judgment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 table:visibility="filter">
          <table:covered-table-cell table:number-columns-repeated="2" table:style-name="ce3"/>
          <table:table-cell office:value-type="string" calcext:value-type="string">
            <text:p>Take responsibility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19">
            <text:p>CARING</text:p>
          </table:table-cell>
          <table:table-cell table:style-name="ce3" table:number-columns-spanned="1" table:number-rows-spanned="19"/>
          <table:table-cell office:value-type="string" calcext:value-type="string">
            <text:p>Agree to</text:p>
          </table:table-cell>
          <table:table-cell table:formula="of:=COUNTIF([.E193:.BB19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monstrate</text:p>
          </table:table-cell>
          <table:table-cell table:formula="of:=COUNTIF([.E194:.BB19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ress</text:p>
          </table:table-cell>
          <table:table-cell table:formula="of:=COUNTIF([.E195:.BB19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hare</text:p>
          </table:table-cell>
          <table:table-cell table:formula="of:=COUNTIF([.E196:.BB19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excited about</text:p>
          </table:table-cell>
          <table:table-cell table:formula="of:=COUNTIF([.E197:.BB19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Be ready to</text:p>
          </table:table-cell>
          <table:table-cell table:formula="of:=COUNTIF([.E198:.BB19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</text:p>
          </table:table-cell>
          <table:table-cell table:formula="of:=COUNTIF([.E199:.BB19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</text:p>
          </table:table-cell>
          <table:table-cell table:formula="of:=COUNTIF([.E200:.BB200];1)" office:value-type="float" office:value="2" calcext:value-type="float">
            <text:p>2</text:p>
          </table:table-cell>
          <table:table-cell table:number-columns-repeated="36"/>
          <table:table-cell table:style-name="ce12" office:value-type="boolean" office:boolean-value="true" calcext:value-type="boolean">
            <text:p>TRUE</text:p>
          </table:table-cell>
          <table:table-cell table:number-columns-repeated="5"/>
          <table:table-cell table:style-name="ce12" office:value-type="boolean" office:boolean-value="true" calcext:value-type="boolean">
            <text:p>TRUE</text:p>
          </table:table-cell>
          <table:table-cell table:number-columns-repeated="97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tate</text:p>
          </table:table-cell>
          <table:table-cell table:formula="of:=COUNTIF([.E201:.BB20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mmit to</text:p>
          </table:table-cell>
          <table:table-cell table:formula="of:=COUNTIF([.E202:.BB20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iscover</text:p>
          </table:table-cell>
          <table:table-cell table:formula="of:=COUNTIF([.E203:.BB203];1)" office:value-type="float" office:value="1" calcext:value-type="float">
            <text:p>1</text:p>
          </table:table-cell>
          <table:table-cell table:number-columns-repeated="36"/>
          <table:table-cell table:style-name="ce12" office:value-type="boolean" office:boolean-value="true" calcext:value-type="boolean">
            <text:p>TRUE</text:p>
          </table:table-cell>
          <table:table-cell table:number-columns-repeated="983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ledge</text:p>
          </table:table-cell>
          <table:table-cell table:formula="of:=COUNTIF([.E204:.BB20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ake time to</text:p>
          </table:table-cell>
          <table:table-cell table:formula="of:=COUNTIF([.E205:.BB20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cognize value of</text:p>
          </table:table-cell>
          <table:table-cell table:formula="of:=COUNTIF([.E206:.BB20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cide to</text:p>
          </table:table-cell>
          <table:table-cell table:formula="of:=COUNTIF([.E207:.BB20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Explore</text:p>
          </table:table-cell>
          <table:table-cell table:formula="of:=COUNTIF([.E208:.BB20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vitalize</text:p>
          </table:table-cell>
          <table:table-cell table:formula="of:=COUNTIF([.E209:.BB20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Value</text:p>
          </table:table-cell>
          <table:table-cell table:formula="of:=COUNTIF([.E210:.BB21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new interest</text:p>
          </table:table-cell>
          <table:table-cell table:formula="of:=COUNTIF([.E211:.BB21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17">
            <text:p>LEARNING HOW TO LEARN</text:p>
          </table:table-cell>
          <table:table-cell table:style-name="ce4" office:value-type="string" calcext:value-type="string" table:number-columns-spanned="1" table:number-rows-spanned="17">
            <text:p>How to Be a Better Learner, How to Inquire and Construct Knowledge, How to Pursue Self-Directed or Intentional Learning</text:p>
          </table:table-cell>
          <table:table-cell office:value-type="string" calcext:value-type="string">
            <text:p>Describe how to</text:p>
          </table:table-cell>
          <table:table-cell table:formula="of:=COUNTIF([.E212:.BB212];1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 table:number-columns-repeated="1001"/>
        </table:table-row>
        <table:table-row table:style-name="ro2">
          <table:covered-table-cell table:number-columns-repeated="2" table:style-name="ce3"/>
          <table:table-cell office:value-type="string" calcext:value-type="string">
            <text:p>Construct knowledge about</text:p>
          </table:table-cell>
          <table:table-cell table:formula="of:=COUNTIF([.E213:.BB21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 sources and resources</text:p>
          </table:table-cell>
          <table:table-cell table:formula="of:=COUNTIF([.E214:.BB21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ake responsibility for</text:p>
          </table:table-cell>
          <table:table-cell table:formula="of:=COUNTIF([.E215:.BB21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search</text:p>
          </table:table-cell>
          <table:table-cell table:formula="of:=COUNTIF([.E216:.BB21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nquire</text:p>
          </table:table-cell>
          <table:table-cell table:formula="of:=COUNTIF([.E217:.BB21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Develop a learning plan</text:p>
          </table:table-cell>
          <table:table-cell table:formula="of:=COUNTIF([.E218:.BB218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Identify what you need to know</text:p>
          </table:table-cell>
          <table:table-cell table:formula="of:=COUNTIF([.E219:.BB219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Transfer knowledge</text:p>
          </table:table-cell>
          <table:table-cell table:formula="of:=COUNTIF([.E220:.BB220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Reflect</text:p>
          </table:table-cell>
          <table:table-cell table:formula="of:=COUNTIF([.E221:.BB221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assess</text:p>
          </table:table-cell>
          <table:table-cell table:formula="of:=COUNTIF([.E222:.BB222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Frame useful questions</text:p>
          </table:table-cell>
          <table:table-cell table:formula="of:=COUNTIF([.E223:.BB223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Predict performance</text:p>
          </table:table-cell>
          <table:table-cell table:formula="of:=COUNTIF([.E224:.BB224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regulate</text:p>
          </table:table-cell>
          <table:table-cell table:formula="of:=COUNTIF([.E225:.BB225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lf-monitor</text:p>
          </table:table-cell>
          <table:table-cell table:formula="of:=COUNTIF([.E226:.BB226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neralize knowledge</text:p>
          </table:table-cell>
          <table:table-cell table:formula="of:=COUNTIF([.E227:.BB227]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office:value-type="string" calcext:value-type="string">
            <text:p>Set a learning agenda</text:p>
          </table:table-cell>
          <table:table-cell table:formula="of:=COUNTIF([.E228:.BB228];1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trix.A1:matrix.BB228" table:display-filter-buttons="true" table:orientation="column">
          <table:filter>
            <table:filter-and>
              <table:filter-condition table:value="" table:operator="=" table:field-number="3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8:05:04.2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21:13:38.097000000</meta:creation-date>
    <dc:date>2022-01-10T18:14:18.100000000</dc:date>
    <meta:editing-duration>PT44M18S</meta:editing-duration>
    <meta:editing-cycles>5</meta:editing-cycles>
    <meta:generator>LibreOffice/7.2.2.2$Windows_X86_64 LibreOffice_project/02b2acce88a210515b4a5bb2e46cbfb63fe97d56</meta:generator>
    <meta:document-statistic meta:table-count="1" meta:cell-count="607" meta:object-count="0"/>
  </office:meta>
</office:document-meta>
</file>